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83"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84"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text:s/>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
      <text:p text:style-name="Standard"><text:span text:style-name="T83">pip install opencv-contrib-python</text:span></text:p>
      <text:p text:style-name="Standard"/>
      <text:p text:style-name="Standard"/>
      <text:p text:style-name="Standard"/>
      <text:p text:style-name="P84">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03T12:40:00Z</dc:date>
    <meta:template xlink:href="Normal.dotm" xlink:type="simple"/>
    <meta:editing-cycles>98</meta:editing-cycles>
    <meta:editing-duration>PT198300S</meta:editing-duration>
    <meta:document-statistic meta:page-count="6" meta:paragraph-count="28" meta:word-count="2184" meta:character-count="14171" meta:row-count="100" meta:non-whitespace-character-count="12015"/>
  </office:meta>
</office:document-meta>
</file>